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df</text:p>
          </table:table-cell>
          <table:table-cell table:style-name="ce1" table:formula="of:=RANDBETWEEN(1;3)" office:value-type="float" office:value="1" calcext:value-type="float">
            <text:p>1</text:p>
          </table:table-cell>
          <table:table-cell table:style-name="ce1"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/>
          <table:table-cell table:style-name="ce1"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/>
          <table:table-cell table:style-name="ce1"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/>
          <table:table-cell table:style-name="ce1"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/>
          <table:table-cell table:style-name="ce1"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/>
          <table:table-cell table:style-name="ce1"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/>
          <table:table-cell table:style-name="ce1"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/>
          <table:table-cell table:style-name="ce1"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/>
          <table:table-cell table:style-name="ce1"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/>
          <table:table-cell table:style-name="ce1"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/>
          <table:table-cell table:style-name="ce1"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/>
          <table:table-cell table:style-name="ce1"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/>
          <table:table-cell table:style-name="ce1"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/>
          <table:table-cell table:style-name="ce1" table:formula="of:=RANDBETWEEN(1;3)" office:value-type="float" office:value="2" calcext:value-type="float">
            <text:p>2</text:p>
          </table:table-cell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/>
          <table:table-cell table:style-name="ce1"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/>
          <table:table-cell table:style-name="ce1"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/>
          <table:table-cell table:style-name="ce1" table:formula="of:=RANDBETWEEN(1;3)" office:value-type="float" office:value="3" calcext:value-type="float">
            <text:p>3</text:p>
          </table:table-cell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/>
          <table:table-cell table:style-name="ce1" table:formula="of:=RANDBETWEEN(1;3)" office:value-type="float" office:value="1" calcext:value-type="float">
            <text:p>1</text:p>
          </table:table-cell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ANDBETWEEN(1;3)" office:value-type="float" office:value="3" calcext:value-type="float">
            <text:p>3</text:p>
          </table:table-cell>
          <table:table-cell table:number-columns-repeated="2"/>
        </table:table-row>
      </table:table>
      <table:named-expressions>
        <table:named-range table:name="pedido" table:base-cell-address="$Sheet1.$A$1" table:cell-range-address="$Sheet1.$A$1:.$A$100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5:52:57</meta:creation-date>
    <dc:language>pt-PT</dc:language>
    <dc:date>2026-01-03T12:07:16.084501479</dc:date>
    <meta:editing-cycles>12</meta:editing-cycles>
    <meta:editing-duration>PT9H39M48S</meta:editing-duration>
    <meta:generator>LibreOffice/24.2.7.2$Linux_X86_64 LibreOffice_project/420$Build-2</meta:generator>
    <meta:document-statistic meta:table-count="1" meta:cell-count="1019" meta:object-count="0"/>
    <meta:user-defined meta:name="AppVersion">15.0000</meta:user-defined>
  </office:meta>
</office:document-meta>
</file>